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4_19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14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Type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John Henry Barrows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April 24, 1893</text:p>
      <text:p text:style-name="P6">Month<text:tab/><text:tab/><text:tab/><text:tab/><text:tab/><text:tab/>April</text:p>
      <text:p text:style-name="P6">Year<text:tab/><text:tab/><text:tab/><text:tab/><text:tab/><text:tab/>1893</text:p>
      <text:p text:style-name="P6">Hebrew Date<text:tab/><text:tab/><text:tab/><text:tab/><text:tab/></text:p>
      <text:p text:style-name="P6">Undated</text:p>
      <text:p text:style-name="P6">City<text:tab/><text:tab/><text:tab/><text:tab/><text:tab/><text:tab/>Chicago</text:p>
      <text:p text:style-name="P6">State<text:tab/><text:tab/><text:tab/><text:tab/><text:tab/><text:tab/>IL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2">World's Congress Auxiliary./</text:p>
      <text:p text:style-name="P2">Committee on Religious Congresses./</text:p>
      <text:p text:style-name="P2">Rev. John Henry Barrows, D. D./</text:p>
      <text:p text:style-name="P2">Chairman./</text:p>
      <text:p text:style-name="P4">Chicago, U. S. A. April 24th, 1893./</text:p>
      <text:p text:style-name="P3">Rev. D. S. Morais,/</text:p>
      <text:p text:style-name="P3"><text:tab/>#546 North 5th St.,/</text:p>
      <text:p text:style-name="P3"><text:tab/><text:tab/>Philadelphia, Penn./</text:p>
      <text:p text:style-name="P3">My dear Brother:-/</text:p>
      <text:p text:style-name="P3"><text:tab/>Your letter of April 18th is received. <text:s/>I deeply/ regret that the time of our Parliament conflicts with so many of/ your sacred duties. <text:s/>If it is not possible for you to be with us,/ could you not send us a paper thirty minutes in length on the/ theme suggested? <text:s/>It could be read by some one of your own/ choosing or our selection./</text:p>
      <text:p text:style-name="P3"><text:tab/>Hoping to hear from you soon and favorably, I remain/ Yours fraternally,/ John Henry Barrows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8T13:30:07.57</meta:creation-date>
    <meta:document-statistic meta:table-count="0" meta:image-count="0" meta:object-count="0" meta:page-count="2" meta:paragraph-count="71" meta:word-count="279" meta:character-count="1919"/>
    <dc:date>2011-12-08T13:35:33.56</dc:date>
    <dc:creator>Penn Libraries</dc:creator>
    <meta:editing-duration>PT00H05M26S</meta:editing-duration>
    <meta:editing-cycles>1</meta:editing-cycles>
    <meta:generator>OpenOffice.org/3.2$Win32 OpenOffice.org_project/320m12$Build-9483</meta:generator>
  </office:meta>
</office:document-meta>
</file>